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/>
      <style:text-properties style:font-name="Calibri"/>
    </style:style>
    <style:style style:name="P2" style:family="paragraph" style:parent-style-name="Standard">
      <style:paragraph-properties fo:margin-top="0cm" fo:margin-bottom="0.199cm"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.199cm"/>
      <style:text-properties style:font-name="Calibri" fo:font-style="italic" style:font-style-asian="italic" style:font-style-complex="italic"/>
    </style:style>
    <style:style style:name="P4" style:family="paragraph" style:parent-style-name="Table_20_Contents">
      <style:paragraph-properties fo:margin-top="0cm" fo:margin-bottom="0.199cm"/>
    </style:style>
    <style:style style:name="P5" style:family="paragraph" style:parent-style-name="Table_20_Contents">
      <style:paragraph-properties fo:margin-top="0cm" fo:margin-bottom="0.199cm"/>
      <style:text-properties style:font-name="Calibri" fo:font-size="12pt" style:font-size-asian="12pt" style:font-size-complex="12pt"/>
    </style:style>
    <style:style style:name="P6" style:family="paragraph" style:parent-style-name="Table_20_Contents">
      <style:paragraph-properties fo:margin-top="0cm" fo:margin-bottom="0.199cm"/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1">
      <style:paragraph-properties fo:margin-top="0cm" fo:margin-bottom="0.199cm"/>
    </style:style>
    <style:style style:name="P8" style:family="paragraph" style:parent-style-name="Table_20_Contents" style:list-style-name="L1">
      <style:paragraph-properties fo:margin-top="0cm" fo:margin-bottom="0.199cm"/>
      <style:text-properties style:font-name="Calibri" fo:font-size="12pt" style:font-size-asian="12pt" style:font-size-complex="12pt"/>
    </style:style>
    <style:style style:name="P9" style:family="paragraph" style:parent-style-name="Table_20_Contents" style:list-style-name="L1">
      <style:paragraph-properties fo:margin-top="0cm" fo:margin-bottom="0.199cm"/>
      <style:text-properties style:font-name="Calibri" fo:font-size="12pt" fo:background-color="#ffff00" style:font-size-asian="12pt" style:font-size-complex="12pt"/>
    </style:style>
    <style:style style:name="T1" style:family="text">
      <style:text-properties fo:language="en" fo:country="none"/>
    </style:style>
    <style:style style:name="T2" style:family="text">
      <style:text-properties fo:color="#e83e8c" style:font-name="Calibri" fo:font-size="12pt" style:font-size-asian="12pt" style:font-size-complex="12pt"/>
    </style:style>
    <style:style style:name="T3" style:family="text">
      <style:text-properties fo:color="#e83e8c" style:font-name="Calibri" fo:font-size="12pt" fo:background-color="#ffff00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style:font-name="Calibri" fo:font-size="12pt" fo:background-color="#ffff00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 para PROG11.</text:p>
      <text:p text:style-name="P2">Detalles de la tarea de esta unidad.</text:p>
      <text:p text:style-name="P1">Enunciado.</text:p>
      <text:p text:style-name="P5">Se trata de hacer una aplicación en Java que acceda a una base de datos <text:span text:style-name="T1">MySQL </text:span>de una notaría y mediante un menú pueda realizar determinadas operaciones. La base de datos a la que accederemos, por comodidad, será la correspondiente al esquema test, que ya viene por defecto en la instalación de <text:span text:style-name="T1">MySQL</text:span>, y ahí crearemos las tablas necesarias.</text:p>
      <text:p text:style-name="P4"><text:span text:style-name="T4">Puedes utilizar un </text:span><text:span text:style-name="Source_20_Text"><text:span text:style-name="T2">JoptionPane </text:span></text:span><text:span text:style-name="T4">para presentar el menú con las opciones que permita realizar el programa:</text:span></text:p>
      <text:list xml:id="list8796946696762851258" text:style-name="L1">
        <text:list-item>
          <text:p text:style-name="P7"><text:bookmark text:name="yui_3_17_2_1_1619715639677_421"/><text:bookmark text:name="yui_3_17_2_1_1619715639677_431"/><text:span text:style-name="T5">Crear tabla </text:span><text:span text:style-name="Source_20_Text"><text:span text:style-name="T3">Clientes</text:span></text:span><text:span text:style-name="T5">.</text:span></text:p>
          <text:list>
            <text:list-item>
              <text:p text:style-name="P7"><text:bookmark text:name="yui_3_17_2_1_1619715639677_401"/><text:bookmark text:name="yui_3_17_2_1_1619715639677_411"/><text:span text:style-name="T4">Que contendrá los campos: </text:span><text:span text:style-name="Source_20_Text"><text:span text:style-name="T2">Cod_Cliente</text:span></text:span><text:span text:style-name="T4">, </text:span><text:span text:style-name="Source_20_Text"><text:span text:style-name="T2">Nombre </text:span></text:span><text:span text:style-name="T4">y</text:span><text:bookmark text:name="yui_3_17_2_1_1619715639677_391"/><text:span text:style-name="T4"> </text:span><text:span text:style-name="Source_20_Text"><text:span text:style-name="T2">Teléfono del mismo</text:span></text:span><text:span text:style-name="T4">.</text:span></text:p>
            </text:list-item>
          </text:list>
        </text:list-item>
        <text:list-item>
          <text:p text:style-name="P7"><text:span text:style-name="T5">Crear tabla </text:span><text:span text:style-name="Source_20_Text"><text:span text:style-name="T3">Escrituras</text:span></text:span><text:span text:style-name="T5">. Que contendrá los siguiente campos:</text:span></text:p>
          <text:list>
            <text:list-item>
              <text:p text:style-name="P7"><text:span text:style-name="Source_20_Text"><text:span text:style-name="T2">Código</text:span></text:span><text:span text:style-name="T4">, que representa el código único de escritura.</text:span></text:p>
            </text:list-item>
            <text:list-item>
              <text:p text:style-name="P7"><text:span text:style-name="Source_20_Text"><text:span text:style-name="T2">Tipo</text:span></text:span><text:span text:style-name="T4">, representa el tipo de escritura, almacenándose valores tales como: "TEST" para testamento, "CPVE" para compraventa, etc.</text:span></text:p>
            </text:list-item>
            <text:list-item>
              <text:p text:style-name="P7"><text:span text:style-name="Source_20_Text"><text:span text:style-name="T2">Nom_fich</text:span></text:span><text:span text:style-name="T4">, corresponde al nombre del fichero donde se guarda el texto íntegro de la escritura, de modo que tomará valores como: "</text:span><text:span text:style-name="Source_20_Text"><text:span text:style-name="T2">compraventa_AntonioBJ_10_12_2010.doc</text:span></text:span><text:span text:style-name="T4">".</text:span></text:p>
            </text:list-item>
            <text:list-item>
              <text:p text:style-name="P7"><text:span text:style-name="Source_20_Text"><text:span text:style-name="T2">Num_interv</text:span></text:span><text:span text:style-name="T4">, que representa el número de intervinientes, o sea, de las personas que involucra la escritura, como 2 compradores y un vendedor, por tanto, serían 3 los intervinientes.</text:span></text:p>
            </text:list-item>
          </text:list>
        </text:list-item>
        <text:list-item>
          <text:p text:style-name="P7"><text:span text:style-name="T5">Crear la tabla </text:span><text:span text:style-name="Source_20_Text"><text:span text:style-name="T3">EscCli</text:span></text:span><text:span text:style-name="T5">, que sirve para relacionar las escrituras, con los intervinientes que participan en ella, por lo que contendrá los campos:</text:span></text:p>
          <text:list>
            <text:list-item>
              <text:p text:style-name="P7"><text:span text:style-name="Source_20_Text"><text:span text:style-name="T2">codCli</text:span></text:span></text:p>
            </text:list-item>
            <text:list-item>
              <text:p text:style-name="P7"><text:span text:style-name="Source_20_Text"><text:span text:style-name="T2">codEsc</text:span></text:span></text:p>
            </text:list-item>
          </text:list>
        </text:list-item>
        <text:list-item>
          <text:p text:style-name="P7"><text:span text:style-name="T5">Insertar datos en la tabla </text:span><text:span text:style-name="Source_20_Text"><text:span text:style-name="T3">Clientes</text:span></text:span><text:span text:style-name="T5">.</text:span></text:p>
          <text:list>
            <text:list-item>
              <text:p text:style-name="P7"><text:span text:style-name="T5">Inserta al menos tres clientes en la tabla de </text:span><text:span text:style-name="Source_20_Text"><text:span text:style-name="T3">Clientes</text:span></text:span><text:span text:style-name="T5">.</text:span></text:p>
            </text:list-item>
          </text:list>
        </text:list-item>
        <text:list-item>
          <text:p text:style-name="P7"><text:span text:style-name="T5">Insertar datos en la tabla </text:span><text:span text:style-name="Source_20_Text"><text:span text:style-name="T3">Escrituras</text:span></text:span><text:span text:style-name="T5"> y </text:span><text:span text:style-name="Source_20_Text"><text:span text:style-name="T3">EscCli</text:span></text:span><text:span text:style-name="T5">.</text:span></text:p>
          <text:list>
            <text:list-item>
              <text:p text:style-name="P9">Inserta algunos datos para que haya clientes con escrituras.</text:p>
            </text:list-item>
          </text:list>
        </text:list-item>
        <text:list-item>
          <text:p text:style-name="P7"><text:span text:style-name="T5">Recuperar datos de la tabla </text:span><text:span text:style-name="Source_20_Text"><text:span text:style-name="T3">Clientes</text:span></text:span><text:span text:style-name="T5">.</text:span></text:p>
          <text:list>
            <text:list-item>
              <text:p text:style-name="P7"><text:span text:style-name="T5">Recupera los datos de la tabla </text:span><text:span text:style-name="Source_20_Text"><text:span text:style-name="T3">Clientes</text:span></text:span><text:span text:style-name="T5"> y los muestra al usuario.</text:span></text:p>
            </text:list-item>
          </text:list>
        </text:list-item>
        <text:list-item>
          <text:p text:style-name="P7"><text:span text:style-name="T5">Recuperar datos de la tabla </text:span><text:span text:style-name="Source_20_Text"><text:span text:style-name="T3">Escrituras</text:span></text:span><text:span text:style-name="T5">.</text:span></text:p>
          <text:list>
            <text:list-item>
              <text:p text:style-name="P7"><text:span text:style-name="T5">Recupera los datos de la tabla </text:span><text:span text:style-name="Source_20_Text"><text:span text:style-name="T3">Escrituras</text:span></text:span><text:span text:style-name="T5"> y los muestra al usuario.</text:span></text:p>
            </text:list-item>
          </text:list>
        </text:list-item>
        <text:list-item>
          <text:p text:style-name="P7"><text:span text:style-name="T5">Actualizar en tabla </text:span><text:span text:style-name="Source_20_Text"><text:span text:style-name="T3">Clientes</text:span></text:span><text:span text:style-name="T5">.</text:span></text:p>
          <text:list>
            <text:list-item>
              <text:p text:style-name="P7"><text:span text:style-name="T5">Realizar una consulta de actualización, "</text:span><text:span text:style-name="Source_20_Text"><text:span text:style-name="T3">Update</text:span></text:span><text:span text:style-name="T5">", sobre un registro previamente insertado, por ejemplo cambiar el teléfono a un cliente, o el nombre.</text:span></text:p>
            </text:list-item>
          </text:list>
        </text:list-item>
        <text:list-item>
          <text:p text:style-name="P8">Listar el nombre de los clientes que hayan realizado una compraventa (tipo de escritura CPVE).</text:p>
        </text:list-item>
      </text:list>
      <text:p text:style-name="P5"><text:soft-page-break/>Elabora el programa y si además de esas opciones que se piden, realizas alguna o algunas otras, entonces elabora también un documento con un procesador de texto. El documento debe ser de tipo ".doc" (<text:span text:style-name="T1">Microsoft Word</text:span>) o de tipo ".odt" (<text:span text:style-name="T1">OpenOffice.org</text:span>). El documento debe tener tamaño de página A4, estilo de letra <text:span text:style-name="T1">Times New Roman</text:span>, tamaño 12 e interlineado normal.</text:p>
      <text:p text:style-name="P5">En el documento escribirás un informe sobre las opciones adicionales que hayas incluido con las consideraciones oportunas que se necesiten para entender su utilidad.</text:p>
      <text:p text:style-name="P4"><text:span text:style-name="T4">Una vez que tengas terminados el programa y el documento explicativo (si lo has elaborado), comprime ambas cosas en un único fichero. El nombre del fichero debe ser del siguiente estilo: "</text:span><text:span text:style-name="Source_20_Text"><text:span text:style-name="T2">PROG_T11_Apellido1Apellido2Nombre.zip</text:span></text:span><text:span text:style-name="T4">". Por ejemplo para el alumno Juan Cruz García, el fichero se llamará:</text:span></text:p>
      <text:p text:style-name="P4"><text:span text:style-name="Source_20_Text"><text:span text:style-name="T2">PROG_T11_CruzGarciaJuan_E1.zip</text:span></text:span></text:p>
      <text:p text:style-name="P6">No utilices espacios en blanco, la letra ñ o tildes en el nombre de archivo. Envía el fichero al buzón de tareas para que la corrija tu tutor del módulo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0H16M32S</meta:editing-duration>
    <meta:editing-cycles>17</meta:editing-cycles>
    <meta:generator>OpenOffice/4.1.9$Win32 OpenOffice.org_project/419m1$Build-9805</meta:generator>
    <dc:date>2021-05-02T12:47:26.42</dc:date>
    <meta:document-statistic meta:table-count="0" meta:image-count="0" meta:object-count="0" meta:page-count="2" meta:paragraph-count="31" meta:word-count="497" meta:character-count="3036"/>
    <meta:user-defined meta:name="Info 1"/>
    <meta:user-defined meta:name="Info 2"/>
    <meta:user-defined meta:name="Info 3"/>
    <meta:user-defined meta:name="Info 4"/>
  </office:meta>
</office:document-meta>
</file>